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8cb0" officeooo:paragraph-rsid="00058cb0"/>
    </style:style>
    <style:style style:name="P2" style:family="paragraph" style:parent-style-name="Standard">
      <style:text-properties fo:font-weight="bold" officeooo:rsid="00058cb0" officeooo:paragraph-rsid="00058cb0" style:font-weight-asian="bold" style:font-weight-complex="bold"/>
    </style:style>
    <style:style style:name="P3" style:family="paragraph" style:parent-style-name="Standard">
      <style:text-properties officeooo:paragraph-rsid="00058cb0"/>
    </style:style>
    <style:style style:name="P4" style:family="paragraph" style:parent-style-name="Standard">
      <style:text-properties officeooo:rsid="000590f1" officeooo:paragraph-rsid="0005aced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officeooo:rsid="00058c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aced"/>
    </style:style>
    <style:style style:name="T4" style:family="text">
      <style:text-properties officeooo:rsid="000656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 performed the string matching using following strings to prove the efficiency of KMP. <text:s/><text:span text:style-name="T1">Time mentioned is in ms</text:span></text:p>
      <text:p text:style-name="Standard"/>
      <text:p text:style-name="P2">Example String 1</text:p>
      <text:p text:style-name="Standard"/>
      <text:p text:style-name="Standard"><text:span text:style-name="T1">Haystack</text:span> : AAA...99999 times...B →<text:span text:style-name="T1"> (character A for 99999 times and then character B)</text:span></text:p>
      <text:p text:style-name="P3">Needle: AAA...999 times….B →<text:span text:style-name="T1"> (character A for 999 times and then character B)</text:span></text:p>
      <text:p text:style-name="Standard"/>
      <text:p text:style-name="Standard">found at: 99000</text:p>
      <text:p text:style-name="Standard">naive search time: 1359</text:p>
      <text:p text:style-name="Standard">found at: 99000</text:p>
      <text:p text:style-name="Standard">standard search time: 19</text:p>
      <text:p text:style-name="Standard">found at: 99000</text:p>
      <text:p text:style-name="Standard">kmp search time: 3</text:p>
      <text:p text:style-name="Standard"/>
      <text:p text:style-name="P1">We can see that with the above input, the naive algorithm has to traverse the entire length of the needle before it hits a non matching character. This goes on till the end of the haystack string and hence it performs badly (1359 ms)</text:p>
      <text:p text:style-name="P1"/>
      <text:p text:style-name="P1">KMP on the other hand takes advantage of matching prefix and suffixes and hence performs much better. (3ms)</text:p>
      <text:p text:style-name="P1"/>
      <text:p text:style-name="P4">Standard search as I found <text:s/>uses some <text:s/><text:span text:style-name="T4">a </text:span>type of dichotomic searc<text:span text:style-name="T4">h</text:span> <text:span text:style-name="T3">(BST)</text:span> and hence it’s perform<text:span text:style-name="T3">an</text:span>ce is relatively better than that of naive approach <text:span text:style-name="T3">(http://stackoverflow.com/questions/5383429/what-algorithm-is-behind-stls-find)</text:span></text:p>
      <text:p text:style-name="Standard"/>
      <text:p text:style-name="P2">Example String 2</text:p>
      <text:p text:style-name="Standard"><text:span text:style-name="T1">Haystack</text:span>: (AAAA...999 times…. B) pattern followed 100000 times and then followed by AAAA...1000 times </text:p>
      <text:p text:style-name="Standard">Needle: AAAA….1000 times</text:p>
      <text:p text:style-name="Standard"/>
      <text:p text:style-name="Standard">found at: 100000000</text:p>
      <text:p text:style-name="Standard">naive search time: 667318</text:p>
      <text:p text:style-name="Standard">found at: 100000000</text:p>
      <text:p text:style-name="Standard">standard search time: 11781</text:p>
      <text:p text:style-name="Standard">found at: 100000000</text:p>
      <text:p text:style-name="Standard">kmp search time: 5510</text:p>
      <text:p text:style-name="Standard"/>
      <text:p text:style-name="P1">Using naive algorithm with this input, the needle string has to do 999 comparisons for the first time before hitting the non-matching character and then <text:s/>gradually the no. of comparison characters decrease. But since the input was too long, we can see a significant difference in running time of KMP and standard search when compared with naive method.</text:p>
      <text:p text:style-name="P1"/>
      <text:p text:style-name="P1">Example String 3</text:p>
      <text:p text:style-name="P1">Haystack : AAA...99998 times..BA</text:p>
      <text:p text:style-name="P1">Needle: BA</text:p>
      <text:p text:style-name="P1"/>
      <text:p text:style-name="P1">found at: 99998</text:p>
      <text:p text:style-name="P1">naive search time: 2</text:p>
      <text:p text:style-name="P1"><text:soft-page-break/>found at: 99998</text:p>
      <text:p text:style-name="P1">standard search time: 0</text:p>
      <text:p text:style-name="P1">found at: 99998</text:p>
      <text:p text:style-name="P1">kmp search time: 3</text:p>
      <text:p text:style-name="P1"/>
      <text:p text:style-name="P1">However, using a short needle string where comparison between the needle character <text:s/>and haystack character is substantially reduces, we can see the naive algorithm also performs well. Equivalent and sometimes better than KMP. I found that standard search is the indisputable winner in such cases.</text:p>
      <text:p text:style-name="P1"/>
      <text:p text:style-name="P1"><text:span text:style-name="T2">Conclusion</text:span>: With a lot of comparison before hitting the non-matching character, the naive algorithm will show a very bad performance. As the counts of step for comparing characters reduce , naive algorithms shows <text:s/>equivalent performance as KMP. In fact, slightly better performance can be seen with naive algorithms in such cas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 Regular1" style:font-family-asian="'Noto Sans CJK SC Regular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0:01:21.269452900</meta:creation-date>
    <dc:date>2016-12-03T17:23:38.575778093</dc:date>
    <meta:editing-cycles>8</meta:editing-cycles>
    <meta:editing-duration>PT32M41S</meta:editing-duration>
    <meta:generator>LibreOffice/5.1.4.2$Linux_X86_64 LibreOffice_project/10m0$Build-2</meta:generator>
    <meta:document-statistic meta:table-count="0" meta:image-count="0" meta:object-count="0" meta:page-count="2" meta:paragraph-count="34" meta:word-count="383" meta:character-count="2382" meta:non-whitespace-character-count="2026"/>
  </office:meta>
</office:document-meta>
</file>